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Text_20_body" style:list-style-name="L1">
      <style:paragraph-properties fo:orphans="2" fo:widows="2"/>
      <style:text-properties fo:font-variant="normal" fo:text-transform="none" fo:color="#000000" style:font-name="Roboto" fo:font-size="11.25pt" fo:letter-spacing="normal" fo:font-style="normal" fo:font-weight="normal" fo:background-color="#ffff00"/>
    </style:style>
    <style:style style:name="P3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Roboto" fo:font-size="11.25pt" fo:letter-spacing="normal" fo:font-style="normal" fo:font-weight="normal" fo:background-color="#ffff00"/>
    </style:style>
    <style:style style:name="P4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Roboto" fo:font-size="11.25pt" fo:letter-spacing="normal" fo:font-style="normal" fo:font-weight="normal" officeooo:rsid="001ca29d" officeooo:paragraph-rsid="001ca29d" fo:background-color="#ffff00"/>
    </style:style>
    <style:style style:name="P5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Roboto" fo:font-size="11.25pt" fo:letter-spacing="normal" fo:font-style="normal" fo:font-weight="normal" fo:background-color="#ffff00"/>
    </style:style>
    <style:style style:name="P6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Roboto" fo:font-size="11.25pt" fo:letter-spacing="normal" fo:font-style="normal" fo:font-weight="normal"/>
    </style:style>
    <style:style style:name="T1" style:family="text">
      <style:text-properties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05143012" text:style-name="L1">
        <text:list-item>
          <text:p text:style-name="P3">What is Python</text:p>
        </text:list-item>
        <text:list-item>
          <text:p text:style-name="P3">Python Documentation Resources</text:p>
        </text:list-item>
        <text:list-item>
          <text:p text:style-name="P3">Porting From Python 2 to Python 3</text:p>
        </text:list-item>
        <text:list-item>
          <text:p text:style-name="P4">c</text:p>
        </text:list-item>
        <text:list-item>
          <text:p text:style-name="P3">Download and Install Python 3</text:p>
        </text:list-item>
        <text:list-item>
          <text:p text:style-name="P3">Write Your First Python Script</text:p>
        </text:list-item>
        <text:list-item>
          <text:p text:style-name="P3">Run Your First Python Script</text:p>
        </text:list-item>
        <text:list-item>
          <text:p text:style-name="P3">Python Basics</text:p>
        </text:list-item>
        <text:list-item>
          <text:p text:style-name="P3">Syntax</text:p>
        </text:list-item>
        <text:list-item>
          <text:p text:style-name="P3">Comments</text:p>
        </text:list-item>
        <text:list-item>
          <text:p text:style-name="P3">Data Types</text:p>
        </text:list-item>
        <text:list-item>
          <text:p text:style-name="P3">Numbers</text:p>
        </text:list-item>
        <text:list-item>
          <text:p text:style-name="P3">Casting</text:p>
        </text:list-item>
        <text:list-item>
          <text:p text:style-name="P3">Booleans</text:p>
        </text:list-item>
        <text:list-item>
          <text:p text:style-name="P3">Operators</text:p>
        </text:list-item>
        <text:list-item>
          <text:p text:style-name="P3">If Else Statements</text:p>
        </text:list-item>
        <text:list-item>
          <text:p text:style-name="P3">While Loops</text:p>
        </text:list-item>
        <text:list-item>
          <text:p text:style-name="P3">For Loops</text:p>
        </text:list-item>
        <text:list-item>
          <text:p text:style-name="P3">Functions</text:p>
        </text:list-item>
        <text:list-item>
          <text:p text:style-name="P3">Lambda</text:p>
        </text:list-item>
        <text:list-item>
          <text:p text:style-name="P5">Arrays</text:p>
        </text:list-item>
        <text:list-item>
          <text:p text:style-name="P6"><text:span text:style-name="T1">Classes </text:span>and Objects</text:p>
        </text:list-item>
        <text:list-item>
          <text:p text:style-name="P6">Inheritance</text:p>
        </text:list-item>
        <text:list-item>
          <text:p text:style-name="P3">Iterators</text:p>
        </text:list-item>
        <text:list-item>
          <text:p text:style-name="P3">Scope</text:p>
        </text:list-item>
        <text:list-item>
          <text:p text:style-name="P6">Modules</text:p>
        </text:list-item>
        <text:list-item>
          <text:p text:style-name="P6">Dates</text:p>
        </text:list-item>
        <text:list-item>
          <text:p text:style-name="P6">Math</text:p>
        </text:list-item>
        <text:list-item>
          <text:p text:style-name="P6">JSON</text:p>
        </text:list-item>
        <text:list-item>
          <text:p text:style-name="P6">RegEx</text:p>
        </text:list-item>
        <text:list-item>
          <text:p text:style-name="P6">PIP</text:p>
        </text:list-item>
        <text:list-item>
          <text:p text:style-name="P6">Try Except</text:p>
        </text:list-item>
        <text:list-item>
          <text:p text:style-name="P5">User Input</text:p>
        </text:list-item>
        <text:list-item>
          <text:p text:style-name="P6">String Formatting</text:p>
        </text:list-item>
        <text:list-item>
          <text:p text:style-name="P5">Variables</text:p>
        </text:list-item>
        <text:list-item>
          <text:p text:style-name="P5">Strings</text:p>
        </text:list-item>
        <text:list-item>
          <text:p text:style-name="P5">Lists</text:p>
        </text:list-item>
        <text:list-item>
          <text:p text:style-name="P5">Tuples</text:p>
        </text:list-item>
        <text:list-item>
          <text:p text:style-name="P6">Sets</text:p>
        </text:list-item>
        <text:list-item>
          <text:p text:style-name="P2">Dictionaries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11:19:41.963571085</meta:creation-date>
    <dc:date>2021-03-05T10:26:38.122733750</dc:date>
    <meta:editing-duration>PT1H30M45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40" meta:word-count="113" meta:character-count="484" meta:non-whitespace-character-count="451"/>
  </office:meta>
</office:document-meta>
</file>